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Server Verbindung mit der Datenbank</text:p>
          </table:table-cell>
          <table:table-cell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n strukturiert in die Konsole</text:p>
          </table:table-cell>
          <table:table-cell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gabedaten mit denen in der DB vergleichen</text:p>
          </table:table-cell>
          <table:table-cell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en erstellen und in der DB speichern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6]-[.D6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wort senden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punkt zum Testen, ob ein User bereits existiert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Kalender libraries installieren &amp; ein richtiges Tutorial find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 durchspielen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1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3]" office:value-type="float" office:value="0" calcext:value-type="float">
            <text:p>0</text:p>
          </table:table-cell>
          <table:table-cell/>
          <table:table-cell table:formula="of:=[.C13]-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skizzieren (Login)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4]-[.D14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 HTML/CSS realisieren</text:p>
          </table:table-cell>
          <table:table-cell office:value-type="float" office:value="2" calcext:value-type="float">
            <text:p>2</text:p>
          </table:table-cell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15]-[.D15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6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6]-[.D16]" office:value-type="float" office:value="3" calcext:value-type="float">
            <text:p>3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/>
          <table:table-cell table:formula="of:=SUM([.B2:.B16])" office:value-type="float" office:value="24" calcext:value-type="float">
            <text:p>24</text:p>
          </table:table-cell>
          <table:table-cell table:formula="of:=SUM([.C2:.C16])" office:value-type="float" office:value="25" calcext:value-type="float">
            <text:p>25</text:p>
          </table:table-cell>
          <table:table-cell table:formula="of:=SUM([.D2:.D16])" office:value-type="float" office:value="18" calcext:value-type="float">
            <text:p>18</text:p>
          </table:table-cell>
          <table:table-cell table:formula="of:=SUM([.E2:.E16])" office:value-type="float" office:value="7" calcext:value-type="float">
            <text:p>7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 style:data-style-name="N2" text:time-value="14:19:54.65462414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16T14:22:00.299990434</dc:date>
    <meta:editing-duration>PT50M58S</meta:editing-duration>
    <meta:editing-cycles>11</meta:editing-cycles>
    <meta:generator>LibreOffice/6.2.2.2$Linux_X86_64 LibreOffice_project/20$Build-2</meta:generator>
    <meta:document-statistic meta:table-count="1" meta:cell-count="96" meta:object-count="0"/>
  </office:meta>
</office:document-meta>
</file>